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8:05:27.325446172</meta:creation-date>
    <dc:date>2025-09-17T18:05:59.996033948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25.2.5.2$Linux_X86_64 LibreOffice_project/520$Build-2</meta:generator>
  </office:meta>
</office:document-meta>
</file>